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3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Blue_2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Glossy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Green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Grey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Human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layout</text:p>
          </table:table-cell>
          <table:table-cell table:style-name="ce1" office:value-type="string">
            <text:p>Orange.otp</text:p>
          </table:table-cell>
          <table:table-cell table:style-name="ce1" office:value-type="string">
            <text:p>Ubuntu</text:p>
          </table:table-cell>
          <table:table-cell table:style-name="ce1" office:value-type="string">
            <text:p>Sakari Koivunen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<text:a xlink:href="http://www.ubuntu.org/">http://www.ubuntu.org/</text:a></text:p>
          </table:table-cell>
          <table:table-cell table:number-columns-repeated="249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" table:number-columns-repeated="249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blue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sun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Peter Thielman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Finnish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</table:table-row>
      </table:table>
      <table:database-ranges>
        <table:database-range table:target-range-address="English.A1:English.J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6">2007.10.26</text:date>, <text:time>13:32:5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7-04-25T07:50:52</meta:creation-date>
    <dc:date>2007-10-26T13:32:52</dc:date>
    <meta:editing-cycles>121</meta:editing-cycles>
    <meta:editing-duration>PT13H36M2S</meta:editing-duration>
    <meta:user-defined meta:name="Info 1"/>
    <meta:user-defined meta:name="Info 2"/>
    <meta:user-defined meta:name="Info 3"/>
    <meta:user-defined meta:name="Info 4"/>
    <meta:document-statistic meta:table-count="12" meta:cell-count="4194"/>
  </office:meta>
</office:document-meta>
</file>